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864cm" svg:y1="0.002cm" svg:x2="0.864cm" svg:y2="2.002cm">
          <text:p/>
        </draw:line>
        <draw:line draw:style-name="gr2" draw:text-style-name="P1" draw:layer="layout" svg:x1="1.135cm" svg:y1="2cm" svg:x2="1.135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5:09:37.03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